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1.61pt"/>
    </style:style>
    <style:style style:name="co4" style:family="table-column">
      <style:table-column-properties fo:break-before="auto" style:column-width="120.81pt"/>
    </style:style>
    <style:style style:name="co5" style:family="table-column">
      <style:table-column-properties fo:break-before="auto" style:column-width="191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 style:data-style-name="N99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 style:data-style-name="N99"/>
  </office:automatic-styles>
  <office:body>
    <office:spreadsheet>
      <table:calculation-settings table:automatic-find-labels="false"/>
      <table:table table:name="Summary" table:style-name="ta1">
        <table:table-column table:style-name="co5" table:default-cell-style-name="ce2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ummary</text:p>
          </table:table-cell>
          <table:table-cell table:number-columns-repeated="2"/>
          <table:table-cell office:value-type="string" calcext:value-type="string">
            <text:p>Line #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//Runs the program on loop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displayWhatYouSeeBig()</text:p>
          </table:table-cell>
          <table:table-cell office:value-type="float" office:value="9" calcext:value-type="float">
            <text:p>9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string" calcext:value-type="string">
            <text:p>questChecker()</text:p>
          </table:table-cell>
          <table:table-cell office:value-type="float" office:value="13" calcext:value-type="float">
            <text:p>13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string" calcext:value-type="string">
            <text:p>getUserInputMain();</text:p>
          </table:table-cell>
          <table:table-cell office:value-type="float" office:value="21" calcext:value-type="float">
            <text:p>21</text:p>
          </table:table-cell>
          <table:table-cell table:style-name="ce4"/>
        </table:table-row>
        <table:table-row table:style-name="ro2">
          <table:table-cell office:value-type="string" calcext:value-type="string">
            <text:p>//Runs Switch on the current Sublocation to determine what where you are, then adjusts for quest statu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isplayWhatYouSeeBIG(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stGirl/DQ/FQ</text:p>
          </table:table-cell>
          <table:table-cell/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questComplete/IP/etc</text:p>
          </table:table-cell>
          <table:table-cell table:style-name="ce7"/>
        </table:table-row>
        <table:table-row table:style-name="ro2">
          <table:table-cell office:value-type="string" calcext:value-type="string">
            <text:p>//Primarily Checks Dquest. Determines what to display on special days and event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QuestChecker();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CustomReadFile</text:p>
          </table:table-cell>
          <table:table-cell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QuestPtr</text:p>
          </table:table-cell>
          <table:table-cell/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GetQuestProg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string" calcext:value-type="string">
            <text:p>DQPtr</text:p>
          </table:table-cell>
          <table:table-cell/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getConsecDaysInDiaper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incDaysInDiaper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giveUpDiaperQuest</text:p>
          </table:table-cell>
          <table:table-cell table:style-name="ce7"/>
        </table:table-row>
        <table:table-row table:style-name="ro3">
          <table:table-cell office:value-type="string" calcext:value-type="string">
            <text:p>//Displays and Collects options for user Input then calls the appropriate function for each of those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getUserInputMain(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displayBroadLoc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displaySubLoc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HandleExplo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HandleGo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handleInteractBI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ndleSlee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ndleMenu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//My understanding is that this function will read an input file and print it to screen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ustomReadFile(string filename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//Uses the variable of “currentBroadLocation” to print out where you are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isplayBroadLocation(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//Uses the variable of “currentSubLocation” to print out where you are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isplaySubLocation(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4">
          <table:table-cell office:value-type="string" calcext:value-type="string">
            <text:p>//increments sub location but only by what is allowed for broad location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handleExplore(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4">
          <table:table-cell office:value-type="string" calcext:value-type="string">
            <text:p>//Asks user where they want to go and changes broad and sub location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handleGoTo(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//The core interaction fun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leInteractB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customReadFile(str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splayChoiceYN(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dHelperFunction()</text:p>
          </table:table-cell>
          <table:table-cell table:number-columns-repeated="2"/>
        </table:table-row>
        <table:table-row table:style-name="ro1" table:number-rows-repeated="104852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eMain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IALOGUE_PATH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HGInParty</text:p>
          </table:table-cell>
          <table:table-cell table:style-name="ce6" office:value-type="string" calcext:value-type="string">
            <text:p>‘false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aryInPartyMain</text:p>
          </table:table-cell>
          <table:table-cell table:style-name="ce6" office:value-type="string" calcext:value-type="string">
            <text:p>‘false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verrideDisplayWhatBig1</text:p>
          </table:table-cell>
          <table:table-cell table:style-name="ce6" office:value-type="string" calcext:value-type="string">
            <text:p>‘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overrideDisplaySubLoc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oddsOfWett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locations</text:p>
          </table:table-cell>
          <table:table-cell office:value-type="string" calcext:value-type="string">
            <text:p>town, forest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sublocations</text:p>
          </table:table-cell>
          <table:table-cell office:value-type="string" calcext:value-type="string">
            <text:p>shopKeep, couple, etc</text:p>
          </table:table-cell>
        </table:table-row>
        <table:table-row table:style-name="ro1">
          <table:table-cell office:value-type="string" calcext:value-type="string">
            <text:p>vec&lt;bool&gt;</text:p>
          </table:table-cell>
          <table:table-cell office:value-type="string" calcext:value-type="string">
            <text:p>availSubLocations</text:p>
          </table:table-cell>
          <table:table-cell office:value-type="string" calcext:value-type="string">
            <text:p>all true</text:p>
          </table:table-cell>
        </table:table-row>
        <table:table-row table:style-name="ro1">
          <table:table-cell office:value-type="string" calcext:value-type="string">
            <text:p>vec&lt;bool&gt;</text:p>
          </table:table-cell>
          <table:table-cell office:value-type="string" calcext:value-type="string">
            <text:p>itemsPossessed</text:p>
          </table:table-cell>
          <table:table-cell office:value-type="string" calcext:value-type="string">
            <text:p>all false</text:p>
          </table:table-cell>
        </table:table-row>
        <table:table-row table:style-name="ro1">
          <table:table-cell office:value-type="string" calcext:value-type="string">
            <text:p>vec&lt;string&gt;</text:p>
          </table:table-cell>
          <table:table-cell office:value-type="string" calcext:value-type="string">
            <text:p>items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erminateGame</text:p>
          </table:table-cell>
          <table:table-cell table:style-name="ce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urrentSubLoc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urrentBroadLoc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irstTimeMenu</text:p>
          </table:table-cell>
          <table:table-cell table:style-name="ce6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beachQuestStartingLoc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UpVariables()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lipValue(bool b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etUserInputMAIN(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displayBroadLocation();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handleExplore(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handleGoTo(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handleInteractBIG(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handleSleep(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handleMenu()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isplayChoiceYN(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isplayChoiceCustom(string, string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isplayChoiceVector(vec&lt;string&gt;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displayWhatYouSeeBIG(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foodHelperFunction(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questChecker(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ustomReadFile(str filename)</text:p>
          </table:table-cell>
          <table:table-cell/>
        </table:table-row>
      </table:table>
      <table:table table:name="Main()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ll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playWhatYouSeeBig()</text:p>
          </table:table-cell>
          <table:table-cell office:value-type="string" calcext:value-type="string">
            <text:p>void</text:p>
          </table:table-cell>
        </table:table-row>
        <table:table-row table:style-name="ro1">
          <table:table-cell office:value-type="string" calcext:value-type="string">
            <text:p>questChecker()</text:p>
          </table:table-cell>
          <table:table-cell office:value-type="string" calcext:value-type="string">
            <text:p>void</text:p>
          </table:table-cell>
        </table:table-row>
      </table:table>
      <table:table table:name="displayWhatYouSeeBIG()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LostGirl→getQuestComplete()</text:p>
          </table:table-cell>
        </table:table-row>
        <table:table-row table:style-name="ro1">
          <table:table-cell office:value-type="string" calcext:value-type="string">
            <text:p>Dqptr-&gt;getQuestCompletedStatus()</text:p>
          </table:table-cell>
        </table:table-row>
        <table:table-row table:style-name="ro1">
          <table:table-cell office:value-type="string" calcext:value-type="string">
            <text:p>DQptr→getQuestFailed()</text:p>
          </table:table-cell>
        </table:table-row>
        <table:table-row table:style-name="ro1">
          <table:table-cell office:value-type="string" calcext:value-type="string">
            <text:p>DQptr→getQuestProgress()</text:p>
          </table:table-cell>
        </table:table-row>
        <table:table-row table:style-name="ro1">
          <table:table-cell office:value-type="string" calcext:value-type="string">
            <text:p>DQptr→getPreTalk()</text:p>
          </table:table-cell>
        </table:table-row>
        <table:table-row table:style-name="ro1">
          <table:table-cell office:value-type="string" calcext:value-type="string">
            <text:p>FQptr-&gt;getQuestCompletedStatus()</text:p>
          </table:table-cell>
        </table:table-row>
        <table:table-row table:style-name="ro1">
          <table:table-cell office:value-type="string" calcext:value-type="string">
            <text:p>LGptr-&gt;getQuestProgress()</text:p>
          </table:table-cell>
        </table:table-row>
      </table:table>
      <table:table table:name="Sheet5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QuestChecker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estP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QuestProg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QP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ConsecDaysInDiap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DaysInDiap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veUpDiaperQuest</text:p>
          </table:table-cell>
        </table:table-row>
        <table:table-row table:style-name="ro1">
          <table:table-cell/>
          <table:table-cell office:value-type="string" calcext:value-type="string">
            <text:p>customReadFile(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5">00/00/0000</text:date>, <text:time style:data-style-name="N2" text:time-value="23:10:36.722894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21:11:57.968705624</meta:creation-date>
    <dc:date>2024-04-05T23:17:06.398767072</dc:date>
    <meta:editing-duration>P3DT10H15M10S</meta:editing-duration>
    <meta:editing-cycles>6</meta:editing-cycles>
    <meta:generator>LibreOffice/5.2.7.2$Linux_ARM_EABI LibreOffice_project/20m0$Build-2</meta:generator>
    <meta:document-statistic meta:table-count="5" meta:cell-count="148" meta:object-count="0"/>
  </office:meta>
</office:document-meta>
</file>